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9.75pt" fo:font-weight="bold" style:font-weight-asian="bold" style:font-weight-complex="bold"/>
    </style:style>
    <style:style style:name="P2" style:family="paragraph" style:parent-style-name="Standard">
      <style:text-properties style:font-name="sans-serif" fo:font-size="8.25pt"/>
    </style:style>
    <style:style style:name="P3" style:family="paragraph" style:parent-style-name="Standard">
      <style:text-properties style:font-name="sans-serif" fo:font-size="8.25pt" officeooo:paragraph-rsid="0004c10e"/>
    </style:style>
    <style:style style:name="P4" style:family="paragraph" style:parent-style-name="Standard">
      <style:text-properties style:font-name="sans-serif" fo:font-size="8.25pt" officeooo:paragraph-rsid="000789b1"/>
    </style:style>
    <style:style style:name="P5" style:family="paragraph" style:parent-style-name="Standard">
      <style:text-properties style:font-name="sans-serif" fo:font-size="8.25pt" officeooo:paragraph-rsid="0005dd31"/>
    </style:style>
    <style:style style:name="P6" style:family="paragraph" style:parent-style-name="Standard">
      <style:text-properties officeooo:rsid="0004c10e" officeooo:paragraph-rsid="0004c10e"/>
    </style:style>
    <style:style style:name="P7" style:family="paragraph" style:parent-style-name="Standard">
      <style:text-properties officeooo:paragraph-rsid="0004c10e"/>
    </style:style>
    <style:style style:name="P8" style:family="paragraph" style:parent-style-name="Standard">
      <style:text-properties officeooo:paragraph-rsid="0005dd31"/>
    </style:style>
    <style:style style:name="P9" style:family="paragraph" style:parent-style-name="Standard">
      <style:text-properties officeooo:paragraph-rsid="000789b1"/>
    </style:style>
    <style:style style:name="P10" style:family="paragraph" style:parent-style-name="Standard">
      <style:text-properties officeooo:paragraph-rsid="0007fa02"/>
    </style:style>
    <style:style style:name="P11" style:family="paragraph" style:parent-style-name="Standard">
      <style:text-properties style:font-name="sans-serif" fo:font-size="8.25pt"/>
    </style:style>
    <style:style style:name="P12" style:family="paragraph" style:parent-style-name="Standard">
      <style:paragraph-properties fo:text-align="center" style:justify-single-word="false"/>
      <style:text-properties style:font-name="sans-serif" fo:font-size="8.25pt"/>
    </style:style>
    <style:style style:name="P13" style:family="paragraph" style:parent-style-name="Standard">
      <style:paragraph-properties fo:text-align="center" style:justify-single-word="false"/>
      <style:text-properties style:font-name="sans-serif" fo:font-size="8.25pt" officeooo:rsid="000ad143" officeooo:paragraph-rsid="000ad143"/>
    </style:style>
    <style:style style:name="P14" style:family="paragraph" style:parent-style-name="Standard">
      <style:text-properties style:font-name="sans-serif" fo:font-size="8.25pt" officeooo:paragraph-rsid="000ad143"/>
    </style:style>
    <style:style style:name="P15" style:family="paragraph" style:parent-style-name="Standard">
      <style:text-properties officeooo:paragraph-rsid="000ad143"/>
    </style:style>
    <style:style style:name="P16" style:family="paragraph" style:parent-style-name="Standard">
      <style:text-properties officeooo:paragraph-rsid="0007fa02"/>
    </style:style>
    <style:style style:name="P17" style:family="paragraph" style:parent-style-name="Standard">
      <style:text-properties officeooo:paragraph-rsid="000c98bb"/>
    </style:style>
    <style:style style:name="P18" style:family="paragraph">
      <style:paragraph-properties fo:text-align="center"/>
    </style:style>
    <style:style style:name="T1" style:family="text">
      <style:text-properties style:font-name="sans-serif" fo:font-size="8.25pt"/>
    </style:style>
    <style:style style:name="T2" style:family="text">
      <style:text-properties style:font-name="sans-serif" fo:font-size="8.25pt" officeooo:rsid="0004c10e"/>
    </style:style>
    <style:style style:name="T3" style:family="text">
      <style:text-properties style:font-name="sans-serif" fo:font-size="8.25pt" fo:font-weight="bold" style:font-weight-asian="bold" style:font-weight-complex="bold"/>
    </style:style>
    <style:style style:name="T4" style:family="text">
      <style:text-properties style:font-name="sans-serif" fo:font-size="8.25pt" fo:font-weight="bold" officeooo:rsid="0005dd31" style:font-weight-asian="bold" style:font-weight-complex="bold"/>
    </style:style>
    <style:style style:name="T5" style:family="text">
      <style:text-properties style:font-name="sans-serif" fo:font-size="8.25pt" fo:font-weight="bold" officeooo:rsid="0007fa02" style:font-weight-asian="bold" style:font-weight-complex="bold"/>
    </style:style>
    <style:style style:name="T6" style:family="text">
      <style:text-properties style:font-name="sans-serif" fo:font-size="8.25pt" fo:font-weight="bold" officeooo:rsid="000ad143" style:font-weight-asian="bold" style:font-weight-complex="bold"/>
    </style:style>
    <style:style style:name="T7" style:family="text">
      <style:text-properties style:font-name="sans-serif" fo:font-size="8.25pt" fo:font-weight="bold" officeooo:rsid="000c98bb" style:font-weight-asian="bold" style:font-weight-complex="bold"/>
    </style:style>
    <style:style style:name="T8" style:family="text">
      <style:text-properties style:font-name="sans-serif" fo:font-size="8.25pt" officeooo:rsid="0005dd31"/>
    </style:style>
    <style:style style:name="T9" style:family="text">
      <style:text-properties style:font-name="sans-serif" fo:font-size="8.25pt" fo:font-weight="normal" officeooo:rsid="0005dd31" style:font-weight-asian="normal" style:font-weight-complex="normal"/>
    </style:style>
    <style:style style:name="T10" style:family="text">
      <style:text-properties style:font-name="sans-serif" fo:font-size="8.25pt" fo:font-weight="normal" officeooo:rsid="000ad143" style:font-weight-asian="normal" style:font-weight-complex="normal"/>
    </style:style>
    <style:style style:name="T11" style:family="text">
      <style:text-properties style:font-name="sans-serif" fo:font-size="8.25pt" fo:font-weight="normal" officeooo:rsid="000c98bb" style:font-weight-asian="normal" style:font-weight-complex="normal"/>
    </style:style>
    <style:style style:name="T12" style:family="text">
      <style:text-properties style:font-name="sans-serif" fo:font-size="8.25pt" officeooo:rsid="000789b1"/>
    </style:style>
    <style:style style:name="T13" style:family="text">
      <style:text-properties style:font-name="sans-serif" fo:font-size="8.25pt" officeooo:rsid="0007fa02"/>
    </style:style>
    <style:style style:name="T14" style:family="text">
      <style:text-properties style:font-name="sans-serif" fo:font-size="8.25pt" officeooo:rsid="000948d6"/>
    </style:style>
    <style:style style:name="T15" style:family="text">
      <style:text-properties style:font-name="sans-serif" fo:font-size="8.25pt" officeooo:rsid="000986b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c98bb" style:font-weight-asian="bold" style:font-weight-complex="bold"/>
    </style:style>
    <style:style style:name="T18" style:family="text">
      <style:text-properties officeooo:rsid="0005dd31"/>
    </style:style>
    <style:style style:name="T19" style:family="text">
      <style:text-properties fo:font-weight="normal" officeooo:rsid="000789b1" style:font-weight-asian="normal" style:font-weight-complex="normal"/>
    </style:style>
    <style:style style:name="T20" style:family="text">
      <style:text-properties fo:font-weight="normal" officeooo:rsid="000ad143" style:font-weight-asian="normal" style:font-weight-complex="normal"/>
    </style:style>
    <style:style style:name="T21" style:family="text">
      <style:text-properties fo:font-weight="normal" officeooo:rsid="000c98bb" style:font-weight-asian="normal" style:font-weight-complex="normal"/>
    </style:style>
    <style:style style:name="T22" style:family="text">
      <style:text-properties officeooo:rsid="000789b1"/>
    </style:style>
    <style:style style:name="T23" style:family="text">
      <style:text-properties officeooo:rsid="0007fa02"/>
    </style:style>
    <style:style style:name="T24" style:family="text">
      <style:text-properties officeooo:rsid="0008297d"/>
    </style:style>
    <style:style style:name="T25" style:family="text">
      <style:text-properties officeooo:rsid="000c98b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George C. Ward </text:p>
      <text:p text:style-name="P12">https://www.linkedin.com/in/georgecward </text:p>
      <text:p text:style-name="P13">https://www.githbub.com/gcward18</text:p>
      <text:p text:style-name="P2">2011 Holt Ave. Apt D <text:tab/><text:tab/><text:tab/><text:tab/><text:tab/><text:tab/><text:tab/><text:tab/><text:tab/><text:tab/>gcwzf4@mst.edu </text:p>
      <text:p text:style-name="P3">Rolla, MO 65401 <text:tab/><text:tab/><text:tab/><text:tab/><text:tab/><text:tab/><text:tab/><text:tab/><text:tab/><text:tab/><text:tab/>573-714-8598 </text:p>
      <text:p text:style-name="P3"><draw:line text:anchor-type="paragraph" draw:z-index="0" draw:name="Shape1" draw:style-name="gr1" draw:text-style-name="P18" svg:x1="-0.0055in" svg:y1="0.0689in" svg:x2="7.5362in" svg:y2="0.048in"><text:p/></draw:line></text:p>
      <text:p text:style-name="P3">Education <text:tab/>Missouri University of Science and Technology (Missouri S&amp;T) <text:tab/><text:tab/><text:tab/>Dec 2019 </text:p>
      <text:p text:style-name="P2"><text:tab/><text:tab/><text:span text:style-name="T16">B.S. Computer Science</text:span> <text:tab/><text:tab/><text:tab/><text:tab/><text:tab/><text:tab/><text:tab/><text:span text:style-name="T16">GPA 3.593/4.0</text:span> </text:p>
      <text:p text:style-name="P2"/>
      <text:p text:style-name="P2"/>
      <text:p text:style-name="P14">Courses <text:tab/><text:span text:style-name="T20">Databases &amp; File Structures<text:tab/><text:tab/>Numerical Methods<text:tab/><text:tab/><text:tab/>Algorithms</text:span></text:p>
      <text:p text:style-name="P15"><text:span text:style-name="T10"><text:tab/><text:tab/>Data Structures<text:tab/><text:tab/><text:tab/><text:tab/>Statistics for Scientist &amp; Engineers<text:tab/>Operating Systems<text:tab/></text:span></text:p>
      <text:p text:style-name="P17"><text:span text:style-name="T10"><text:tab/><text:tab/></text:span><text:span text:style-name="T11">Theory of Computation<text:tab/><text:tab/><text:tab/>Programming Languages &amp; Translators<text:tab/>Software Engineering 1</text:span></text:p>
      <text:p text:style-name="P17"><text:span text:style-name="T11"><text:s/><text:tab/><text:tab/></text:span></text:p>
      <text:p text:style-name="P7"><text:span text:style-name="T1">Experience <text:tab/></text:span><text:span text:style-name="T2">Device Solutions <text:tab/><text:tab/><text:tab/><text:tab/><text:tab/><text:tab/><text:tab/><text:tab/></text:span><text:span text:style-name="T8">Raleigh, NC</text:span></text:p>
      <text:p text:style-name="P7"><text:span text:style-name="T8"><text:tab/><text:tab/></text:span><text:span text:style-name="T4">Software Development Intern<text:tab/><text:tab/><text:tab/><text:tab/><text:tab/><text:tab/><text:tab/></text:span><text:span text:style-name="T9">May 2018 – Aug 2018</text:span></text:p>
      <text:p text:style-name="P8"><text:span text:style-name="T1"><text:tab/><text:tab/>• </text:span><text:span text:style-name="T8">C</text:span><text:span text:style-name="T1">aptured data and analyzed it using Wire Shark<text:line-break/><text:tab/><text:tab/>• Created Python scripts to produce simple statistics from data provided by Wire Shark<text:line-break/><text:tab/><text:tab/>• Developed a support/billing database<text:line-break/><text:tab/><text:tab/>• Developed Tools for importing data to the database from an Excel spreadsheet<text:line-break/><text:tab/><text:tab/>• Developed Python library for interacting with database</text:span></text:p>
      <text:p text:style-name="P3"/>
      <text:p text:style-name="P3"><text:tab/><text:tab/>WW Wood Products Inc. <text:tab/><text:tab/><text:tab/><text:tab/><text:tab/><text:tab/><text:tab/><text:tab/>Dudley, MO </text:p>
      <text:p text:style-name="P2"><text:tab/><text:tab/><text:span text:style-name="T16">Software Development Intern<text:tab/><text:tab/><text:tab/><text:tab/><text:tab/><text:tab/><text:tab/></text:span>May 2017 – <text:span text:style-name="T18">A</text:span>ug 2017 </text:p>
      <text:p text:style-name="P8"><text:tab/><text:tab/>• <text:span text:style-name="T1">Developed a web based application utilizing C#, JavaScript, HTML, CSS, and SQL that </text:span><text:span text:style-name="T8">t</text:span><text:span text:style-name="T1">ook user inputs to </text:span></text:p>
      <text:p text:style-name="P5"><text:tab/><text:tab/> <text:s text:c="2"/>find doors of matching color <text:span text:style-name="T25">and size, program had to parse over 500,000</text:span> <text:span text:style-name="T25">active doors in a given day. <text:s/></text:span></text:p>
      <text:p text:style-name="Standard"><text:tab/><text:tab/>• <text:span text:style-name="T1">Connected with factory managers to ensure the web application met factory floor needs </text:span></text:p>
      <text:p text:style-name="P8"><text:tab/><text:tab/>• <text:span text:style-name="T1">Created automated tests to replace manual testing in two of company’s programs saving 1-4 hours of labor </text:span></text:p>
      <text:p text:style-name="P5"><text:tab/><text:tab/> <text:s text:c="2"/>per test run </text:p>
      <text:p text:style-name="Standard"><text:tab/><text:tab/>• <text:span text:style-name="T1">Trained senior software testers upon end of internship on SQL data tables that were required to run automated <text:tab/><text:tab/> <text:s text:c="2"/>testing </text:span></text:p>
      <text:p text:style-name="P2"/>
      <text:p text:style-name="P2"><text:tab/><text:tab/>Missouri S&amp;T <text:tab/><text:tab/><text:tab/><text:tab/><text:tab/><text:tab/><text:tab/><text:tab/><text:tab/>Rolla, M<text:span text:style-name="T22">O</text:span></text:p>
      <text:p text:style-name="Standard"><text:span text:style-name="T1"><text:tab/><text:tab/></text:span><text:span text:style-name="T3">Data Structures Lab Assistant and Grader<text:tab/><text:tab/><text:tab/><text:tab/><text:tab/></text:span><text:span text:style-name="T1">Jan 2018 </text:span>– <text:span text:style-name="T1">Present</text:span></text:p>
      <text:p text:style-name="Standard"><text:tab/><text:tab/>• <text:span text:style-name="T1">Assisted </text:span><text:span text:style-name="T12">s</text:span><text:span text:style-name="T1">tudents with learning the fundamental Computer Science tools, such as version control(</text:span><text:span text:style-name="T12">git</text:span><text:span text:style-name="T1">), bash <text:tab/><text:tab/><text:tab/> <text:s text:c="2"/>scripting, unit testing, <text:s/></text:span><text:span text:style-name="T12">Graphical User Interface</text:span><text:span text:style-name="T1"> tool</text:span><text:span text:style-name="T12">s</text:span><text:span text:style-name="T1"> (QT), and much more</text:span></text:p>
      <text:p text:style-name="P9"><text:tab/><text:tab/>• <text:span text:style-name="T12">Ela</text:span><text:span text:style-name="T1">borated to students on how to utilize the tools that are presented in class</text:span></text:p>
      <text:p text:style-name="P9"><text:span text:style-name="T1"><text:tab/><text:tab/></text:span>• <text:span text:style-name="T1">Collaborated with instructors on how to better develop the class </text:span></text:p>
      <text:p text:style-name="P4"><text:tab/><text:tab/></text:p>
      <text:p text:style-name="Standard"><text:span text:style-name="T12"><text:tab/><text:tab/></text:span><text:span text:style-name="T1">Missouri National Guard <text:tab/><text:tab/><text:tab/><text:tab/><text:tab/><text:tab/><text:tab/><text:tab/>Poplar Bluff, MO </text:span></text:p>
      <text:p text:style-name="P4"><text:tab/><text:tab/><text:span text:style-name="T16">31B Military Police<text:tab/><text:tab/><text:tab/><text:tab/><text:tab/><text:tab/><text:tab/><text:tab/></text:span><text:span text:style-name="T19">Sept 2015 - Present</text:span></text:p>
      <text:p text:style-name="Standard"><text:tab/><text:tab/>• <text:span text:style-name="T1">Performed and assisted with maintenance on government equipment </text:span></text:p>
      <text:p text:style-name="Standard"><text:tab/><text:tab/>• <text:span text:style-name="T1">Conducted training exercises to prepare for overseas deployment or national disaster assistance and relief </text:span></text:p>
      <text:p text:style-name="P2"/>
      <text:p text:style-name="P2"><text:tab/><text:tab/>United States Navy <text:tab/><text:tab/><text:tab/><text:tab/><text:tab/><text:tab/><text:tab/><text:tab/><text:span text:style-name="T24">Sasebo</text:span>, Japan </text:p>
      <text:p text:style-name="Standard"><text:span text:style-name="T1"><text:tab/><text:tab/></text:span><text:span text:style-name="T3">Aviation Structural Mechanic</text:span><text:span text:style-name="T1"> <text:tab/><text:tab/><text:tab/><text:tab/><text:tab/><text:tab/><text:tab/>May 2011 <text:s/></text:span>– <text:span text:style-name="T1">Apr 2015 </text:span></text:p>
      <text:p text:style-name="Standard"><text:tab/><text:tab/>• <text:span text:style-name="T1">Supervised approximately 3-5 service members onboard ships tire and wheel shop </text:span></text:p>
      <text:p text:style-name="Standard"><text:tab/><text:tab/>• <text:span text:style-name="T1">Acted as assistant supervisor of hydraulic pneumatic repair shop </text:span></text:p>
      <text:p text:style-name="Standard"><text:tab/><text:tab/>• <text:span text:style-name="T1">Collaborated with composite repair shop and air-frames to achieve successful flight operations </text:span></text:p>
      <text:p text:style-name="Standard"><text:tab/><text:tab/>• <text:span text:style-name="T1">Worked as a team to effectively ensure aviation operations could be performed in a safe and timely manner </text:span></text:p>
      <text:p text:style-name="P2"/>
      <text:p text:style-name="P4">Skills <text:tab/><text:tab/>C++ (proficient) <text:tab/><text:tab/><text:tab/><text:tab/>Microsoft Visual Studios <text:tab/><text:tab/><text:tab/>C# (proficient) <text:tab/><text:tab/><text:tab/><text:tab/>Secret Security Clearance <text:tab/><text:tab/>HTML (basic) <text:tab/><text:tab/><text:tab/><text:tab/>CSS (basic) <text:tab/><text:tab/></text:p>
      <text:p text:style-name="P4"><text:span text:style-name="T22"><text:tab/><text:tab/>JavaScript (basic)<text:tab/><text:tab/><text:tab/></text:span>Assembly (basic)<text:tab/><text:tab/><text:tab/><text:tab/>Python <text:span text:style-name="T23">3</text:span> (basic)</text:p>
      <text:p text:style-name="P2"><text:tab/><text:tab/><text:span text:style-name="T23">C (basic)<text:tab/><text:tab/><text:tab/><text:tab/>SQL (proficient)<text:tab/><text:tab/><text:tab/><text:tab/>QT (basic)</text:span></text:p>
      <text:p text:style-name="P2"><text:tab/><text:tab/><text:span text:style-name="T23">Bash Shell<text:tab/><text:tab/><text:tab/><text:tab/>GNU Make<text:tab/><text:tab/><text:tab/><text:tab/>Unit Testing</text:span></text:p>
      <text:p text:style-name="P2"><text:tab/><text:tab/></text:p>
      <text:p text:style-name="Standard"><text:span text:style-name="T1">Honors &amp; <text:tab/>ACM Sig-.co</text:span><text:span text:style-name="T13">m - Fall 201</text:span><text:span text:style-name="T14">8</text:span><text:span text:style-name="T13"> -</text:span><text:span text:style-name="T16"> </text:span><text:span text:style-name="T3">Active Member</text:span></text:p>
      <text:p text:style-name="Standard"><text:span text:style-name="T1">Activities <text:tab/>Missouri S&amp;T Mars Rover Design Team - Spring 2017 – </text:span><text:span text:style-name="T3">Member</text:span></text:p>
      <text:p text:style-name="P17"><text:span text:style-name="T3"><text:tab/><text:tab/></text:span><text:span text:style-name="T11">Mega Miner AI – Spring 2018 – </text:span><text:span text:style-name="T7">Participant</text:span><text:span text:style-name="T3"><text:tab/><text:tab/></text:span></text:p>
      <text:p text:style-name="P17"><text:span text:style-name="T6"><text:tab/><text:tab/></text:span><text:span text:style-name="T10">Sham-Hacks – </text:span><text:span text:style-name="T11">Fall 2018 - </text:span><text:span text:style-name="T6">Participant </text:span></text:p>
      <text:p text:style-name="P2"><text:tab/><text:tab/>Navy and Marine Corps <text:s/><text:span text:style-name="T16">Achievement Medal –</text:span><text:span text:style-name="T21"> 2017</text:span> </text:p>
      <text:p text:style-name="P10"><text:span text:style-name="T1"><text:tab/><text:tab/>Missouri National Guard </text:span><text:span text:style-name="T3">Solider of the Year Awar</text:span><text:span text:style-name="T6">d</text:span></text:p>
      <text:p text:style-name="P10"><text:span text:style-name="T1"><text:tab/><text:tab/></text:span><text:span text:style-name="T3">Dean’</text:span><text:span text:style-name="T5">s</text:span><text:span text:style-name="T3"> List </text:span><text:span text:style-name="T1">(Missouri S&amp;T) </text:span>- <text:span text:style-name="T1">Fall 2017, </text:span><text:span text:style-name="T15">Spring 2018</text:span></text:p>
      <text:p text:style-name="Standard"><text:span text:style-name="T1"><text:tab/><text:tab/></text:span><text:span text:style-name="T3">Dean’s List </text:span><text:span text:style-name="T1">(Three Rivers College) </text:span>- <text:span text:style-name="T1">2015, 2016 </text:span></text:p>
      <text:p text:style-name="Standard"><text:span text:style-name="T1"><text:tab/><text:tab/>Student Veterans Association (Three Rivers College) </text:span>- <text:span text:style-name="T1">Fall 2015 - </text:span><text:span text:style-name="T3">Vice President</text:span><text:span text:style-name="T1"><text:tab/><text:tab/>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201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3:31:25.950927344</meta:creation-date>
    <dc:date>2018-09-18T19:34:37.594788543</dc:date>
    <meta:editing-duration>PT11H20M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52" meta:word-count="502" meta:character-count="3576" meta:non-whitespace-character-count="2815"/>
  </office:meta>
</office:document-meta>
</file>